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tak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even<text:span text:style-name="T2">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 must list them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being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computationally expensive</text:p>
                  </text:list-item>
                  <text:list-item>
                    <text:p>possible to create nice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result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162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1.648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5"><text:span text:style-name="T6">def</text:span><text:span text:style-name="T15"> </text:span><text:span text:style-name="T4">using</text:span><text:span text:style-name="T15">[</text:span><text:span text:style-name="T7">T</text:span><text:span text:style-name="T15"> &lt;: { </text:span><text:span text:style-name="T6">def</text:span><text:span text:style-name="T15"> </text:span><text:span text:style-name="T4">close</text:span><text:span text:style-name="T15">() }, </text:span><text:span text:style-name="T7">A</text:span><text:span text:style-name="T15">] </text:span></text:p>
            <text:p text:style-name="P5"><text:span text:style-name="T15"><text:s text:c="9"/></text:span><text:span text:style-name="T15">(</text:span><text:span text:style-name="T9">closeable</text:span><text:span text:style-name="T15">: </text:span><text:span text:style-name="T7">T</text:span><text:span text:style-name="T15">) </text:span></text:p>
            <text:p text:style-name="P5"><text:span text:style-name="T15"><text:s text:c="9"/></text:span><text:span text:style-name="T15">(</text:span><text:span text:style-name="T9">f</text:span><text:span text:style-name="T15">: </text:span><text:span text:style-name="T7">T</text:span><text:span text:style-name="T15"> =&gt; </text:span><text:span text:style-name="T7">A</text:span><text:span text:style-name="T15">) = {</text:span></text:p>
            <text:p text:style-name="P5"><text:span text:style-name="T15"><text:s text:c="2"/></text:span><text:span text:style-name="T6">try</text:span><text:span text:style-name="T15"> {</text:span></text:p>
            <text:p text:style-name="P5"><text:span text:style-name="T15"><text:s text:c="4"/></text:span><text:span text:style-name="T9">f</text:span><text:span text:style-name="T15">(</text:span><text:span text:style-name="T9">closeable</text:span><text:span text:style-name="T15">)</text:span></text:p>
            <text:p text:style-name="P5"><text:span text:style-name="T15"><text:s text:c="2"/></text:span><text:span text:style-name="T15">} </text:span><text:span text:style-name="T6">finally</text:span><text:span text:style-name="T15"> {</text:span></text:p>
            <text:p text:style-name="P5"><text:span text:style-name="T15"><text:s text:c="4"/></text:span><text:span text:style-name="T6">if</text:span><text:span text:style-name="T15"> (</text:span><text:span text:style-name="T9">closeable</text:span><text:span text:style-name="T15"> </text:span><text:span text:style-name="T4">!=</text:span><text:span text:style-name="T15"> </text:span><text:span text:style-name="T6">null</text:span><text:span text:style-name="T15">) {</text:span></text:p>
            <text:p text:style-name="P5"><text:span text:style-name="T15"><text:s text:c="6"/></text:span><text:span text:style-name="T6">try</text:span><text:span text:style-name="T15"> {</text:span></text:p>
            <text:p text:style-name="P5"><text:span text:style-name="T15"><text:s text:c="8"/></text:span><text:span text:style-name="T9">closeable</text:span><text:span text:style-name="T15">.</text:span><text:span text:style-name="T4">close</text:span><text:span text:style-name="T15">()</text:span></text:p>
            <text:p text:style-name="P5"><text:span text:style-name="T15"><text:s text:c="6"/></text:span><text:span text:style-name="T15">} </text:span></text:p>
            <text:p text:style-name="P5"><text:span text:style-name="T15"><text:s text:c="6"/></text:span><text:span text:style-name="T6">catch</text:span><text:span text:style-name="T15"> {</text:span></text:p>
            <text:p text:style-name="P5"><text:span text:style-name="T15"><text:s text:c="8"/></text:span><text:span text:style-name="T6">case</text:span><text:span text:style-name="T15"> </text:span><text:span text:style-name="T9">e: Exception</text:span><text:span text:style-name="T15"> =&gt; </text:span><text:span text:style-name="T8">// Do something clever!?</text:span></text:p>
            <text:p text:style-name="P5"><text:span text:style-name="T15"><text:s text:c="6"/></text:span><text:span text:style-name="T15">}</text:span></text:p>
            <text:p text:style-name="P5"><text:span text:style-name="T15"><text:s text:c="4"/></text:span><text:span text:style-name="T15">}</text:span></text:p>
            <text:p text:style-name="P5"><text:span text:style-name="T15"><text:s text:c="2"/></text:span><text:span text:style-name="T15">}</text:span></text:p>
            <text:p text:style-name="P5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Fredrik Vraalsen</meta:initial-creator>
    <meta:creation-date>2009-09-22T15:15:01</meta:creation-date>
    <meta:editing-cycles>45</meta:editing-cycles>
    <meta:editing-duration>PT02H39M54S</meta:editing-duration>
    <dc:date>2010-03-21T14:02:34.46</dc:date>
    <dc:creator>Kevin Esler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